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590909090909091">
            <text:p>59%</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0.545454545454545">
            <text:p>55%</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196969696969697">
            <text:p>20%</text:p>
          </table:table-cell>
          <table:table-cell table:style-name="ce7" table:formula="of:=[.B3]" office:value-type="percentage" office:value="0.590909090909091">
            <text:p>59%</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66666666666667">
            <text:p>6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166666666666667">
            <text:p>17%</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715277777777778">
            <text:p>72%</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0.388888888888889">
            <text:p>39%</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26388888888889">
            <text:p>33%</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0.916666666666667">
            <text:p>92%</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8/06/2018</text:date>, <text:time>23:44: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06T23:44:35.59</dc:date>
    <dc:creator>Keith D Commiskey</dc:creator>
    <meta:editing-duration>P8DT12H20M5S</meta:editing-duration>
    <meta:editing-cycles>192</meta:editing-cycles>
    <meta:generator>OpenOffice/4.1.5$Win32 OpenOffice.org_project/415m1$Build-9789</meta:generator>
    <meta:document-statistic meta:table-count="12" meta:cell-count="4325" meta:object-count="0"/>
  </office:meta>
</office:document-meta>
</file>